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fo:language="en" fo:country="US" fo:font-style="normal" fo:font-weight="normal" style:font-size-asian="16pt" style:language-asian="en" style:country-asian="US" style:font-weight-asian="bold" style:font-size-complex="12pt" style:font-weight-complex="bold"/>
    </style:style>
    <style:style style:name="P4" style:family="paragraph" style:parent-style-name="Standard">
      <style:paragraph-properties style:text-autospace="none" style:writing-mode="lr-tb"/>
    </style:style>
    <style:style style:name="P5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4" style:family="text">
      <style:text-properties style:font-name="Times New Roman" fo:font-size="12pt" fo:language="en" fo:country="US" fo:font-style="normal" style:text-underline-style="solid" style:text-underline-width="auto" style:text-underline-color="font-color" fo:font-weight="bold" style:language-asian="en" style:country-asian="US" style:font-size-complex="12pt" style:font-weight-complex="bold"/>
    </style:style>
    <style:style style:name="T5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tro:</text:span> The Welcome Screen is a special window which is shown in-game that provides a promotional splash screen that advertises certain areas of your game or special offers available in the in-game shop, etc. </text:p>
      <text:p text:style-name="P4"><text:span text:style-name="T4">Contact:</text:span><text:span text:style-name="T3"> </text:span><text:a xlink:type="simple" xlink:href="mailto:AdsServer-Support@gameloft.com"><text:span text:style-name="T5">AdsServer-Support@gameloft.com</text:span></text:a><text:span text:style-name="T3"> </text:span></text:p>
      <text:p text:style-name="P2"/>
      <text:p text:style-name="P2">Implementation:</text:p>
      <text:p text:style-name="Standard"/>
      <text:p text:style-name="Standard"/>
      <text:p text:style-name="P1">In config.bat:</text:p>
      <text:p text:style-name="Standard"><text:s text:c="4"/>set USE_WELCOME_SCREEN=1</text:p>
      <text:p text:style-name="Standard"/>
      <text:p text:style-name="Standard"><text:span text:style-name="T2">In AndroidManifest.xml:</text:span> (follow the example from AndroidManifest.xml.template):</text:p>
      <text:p text:style-name="Standard">add these lines:</text:p>
      <text:p text:style-name="Standard"/>
      <text:p text:style-name="Standard">#if USE_WELCOME_SCREEN</text:p>
      <text:p text:style-name="Standard"><text:s text:c="4"/>&lt;uses-permission android:name="android.permission.INTERNET"/&gt;</text:p>
      <text:p text:style-name="Standard"><text:s text:c="4"/>&lt;uses-permission android:name="android.permission.ACCESS_WIFI_STATE"/&gt;</text:p>
      <text:p text:style-name="Standard">#endif</text:p>
      <text:p text:style-name="Standard"/>
      <text:p text:style-name="Standard">#if USE_WELCOME_SCREEN</text:p>
      <text:p text:style-name="Standard"><text:s text:c="8"/>&lt;activity android:name=".SplashScreenActivity"</text:p>
      <text:p text:style-name="Standard"><text:s text:c="16"/>android:screenOrientation="landscape"</text:p>
      <text:p text:style-name="Standard"><text:s text:c="16"/>android:configChanges="mcc|mnc|locale|touchscreen|keyboard|keyboardHidden|navigation|screenLayout|fontScale|uiMode"</text:p>
      <text:p text:style-name="Standard"><text:s text:c="16"/>android:multiprocess="false"</text:p>
      <text:p text:style-name="Standard"><text:s text:c="16"/>android:theme="@android:style/Theme.Translucent.NoTitleBar.Fullscreen"</text:p>
      <text:p text:style-name="Standard"><text:s text:c="8"/>&gt;</text:p>
      <text:p text:style-name="Standard"><text:s text:c="12"/>&lt;intent-filter&gt;</text:p>
      <text:p text:style-name="Standard"><text:s text:c="16"/>&lt;action android:name="android.intent.action.MAIN" /&gt; <text:s text:c="14"/></text:p>
      <text:p text:style-name="Standard"><text:s text:c="12"/>&lt;/intent-filter&gt;</text:p>
      <text:p text:style-name="Standard"><text:s text:c="8"/>&lt;/activity&gt;</text:p>
      <text:p text:style-name="Standard">#endif</text:p>
      <text:p text:style-name="P1"/>
      <text:p text:style-name="Standard"><text:span text:style-name="T2">In Game.java:</text:span> <text:s/>(Or the main activity of the game) </text:p>
      <text:p text:style-name="Standard"/>
      <text:p text:style-name="Standard">The following method for showing the welcome screen must be called:</text:p>
      <text:list xml:id="list38236679" text:style-name="L1">
        <text:list-item>
          <text:list>
            <text:list-item>
              <text:p text:style-name="P5">one time per game session</text:p>
            </text:list-item>
            <text:list-item>
              <text:p text:style-name="P5">when the user arrives in main menu of your game</text:p>
            </text:list-item>
          </text:list>
        </text:list-item>
      </text:list>
      <text:p text:style-name="Standard"/>
      <text:p text:style-name="Standard">Add the following method to launch the splash screen activity:</text:p>
      <text:p text:style-name="Standard"><text:s text:c="4"/>public static void launchWelcomeScr(int language)</text:p>
      <text:p text:style-name="Standard"><text:s text:c="4"/>{</text:p>
      <text:p text:style-name="Standard"><text:s text:c="8"/>if(language &lt; 0) language = 0; <text:s text:c="6"/></text:p>
      <text:p text:style-name="Standard"><text:s text:c="8"/>mLastLanguage = language; <text:s text:c="6"/></text:p>
      <text:p text:style-name="Standard"><text:s text:c="8"/>Intent myIntent = new Intent(this, SplashScreenActivity.class);</text:p>
      <text:p text:style-name="Standard"><text:s text:c="8"/>myIntent.putExtra("language", language);</text:p>
      <text:p text:style-name="Standard"><text:s text:c="8"/>startActivity(myIntent);</text:p>
      <text:p text:style-name="Standard"><text:s text:c="4"/>}</text:p>
      <text:p text:style-name="Standard"><text:soft-page-break/></text:p>
      <text:p text:style-name="Standard">You must also implement the following method for "goto:" redirects:</text:p>
      <text:p text:style-name="Standard"><text:s text:c="4"/>public void splashScreenFunc(String name); </text:p>
      <text:p text:style-name="Standard"/>
      <text:p text:style-name="Standard">Basically, when the user clicks on a button from the splash screen window, we will call that method if it is a link that is formatted like: “goto:name”. That will cause the following call: splashScreenFunc(“name”); which you will need to implement.</text:p>
      <text:p text:style-name="Standard"/>
      <text:p text:style-name="Standard">The string “name” tells you where to move the User in your game when he clicks a specific button. </text:p>
      <text:p text:style-name="Standard">Redirection can be to:</text:p>
      <text:p text:style-name="Standard"><text:s/>- IAP shop (coins and cash page)</text:p>
      <text:p text:style-name="Standard"><text:s/>- Consumable items page (energy page, HP page, XP page...)</text:p>
      <text:p text:style-name="Standard"><text:s/>- The shop and any sub area of the shop</text:p>
      <text:p text:style-name="Standard"><text:s/>- Any other section which will be requested by HQ prior your game is gold.</text:p>
      <text:p text:style-name="Standard"><text:s/>- An external link (to Google Play for example).</text:p>
      <text:p text:style-name="Standard"/>
      <text:p text:style-name="Standard">The string “name” is configurable serverside per game. Please contact <text:a xlink:type="simple" xlink:href="mailto:AdsServer-Support@gameloft.com">AdsServer-Support@gameloft.com</text:a> to configure your splash screen and splash screen redirections.</text:p>
      <text:p text:style-name="Standard"/>
      <text:p text:style-name="Standard">If you have questions, please contact: <text:a xlink:type="simple" xlink:href="mailto:AdsServer-Support@gameloft.com">AdsServer-Support@gameloft.co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a </meta:initial-creator>
    <meta:creation-date>2012-01-09T17:47:31.43</meta:creation-date>
    <dc:date>2012-06-05T18:11:59.35</dc:date>
    <dc:creator>Cata </dc:creator>
    <meta:editing-duration>PT34M2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2" meta:paragraph-count="48" meta:word-count="305" meta:character-count="2653"/>
  </office:meta>
</office:document-meta>
</file>